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7773e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6b163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dbda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fbf7e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fafb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09d7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87878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nnel: Giải quyết các bài toán sử dụng chung dữ liệu của 2 goroutine</text:p>
      <text:p text:style-name="Standard"/>
      <text:p text:style-name="Standard">Vd:</text:p>
      <text:p text:style-name="P1"><text:line-break/><text:span text:style-name="T1">func </text:span><text:span text:style-name="T2">main</text:span><text:span text:style-name="T3">() {</text:span><text:line-break/><text:span text:style-name="T3"><text:tab/></text:span><text:span text:style-name="T1">var </text:span><text:span text:style-name="T4">wg </text:span><text:span text:style-name="T3">= </text:span><text:span text:style-name="T5">sync</text:span><text:span text:style-name="T3">.</text:span><text:span text:style-name="T6">WaitGroup</text:span><text:span text:style-name="T3">{}</text:span><text:line-break/><text:span text:style-name="T3"><text:tab/>ch := </text:span><text:span text:style-name="T7">make</text:span><text:span text:style-name="T3">(</text:span><text:span text:style-name="T1">chan int</text:span><text:span text:style-name="T3">)</text:span><text:line-break/><text:span text:style-name="T3"><text:tab/></text:span><text:span text:style-name="T4">wg</text:span><text:span text:style-name="T3">.</text:span><text:span text:style-name="T8">Add</text:span><text:span text:style-name="T3">(</text:span><text:span text:style-name="T9">2</text:span><text:span text:style-name="T3">)</text:span><text:line-break/><text:span text:style-name="T3"><text:tab/></text:span><text:span text:style-name="T1">go func</text:span><text:span text:style-name="T3">() {</text:span><text:line-break/><text:span text:style-name="T3"><text:tab/><text:tab/>i := &lt;- ch </text:span><text:span text:style-name="T10">// Đưa ch vào i - lấy giá trị ra từ ch</text:span><text:line-break/><text:span text:style-name="T10"><text:tab/><text:tab/></text:span><text:span text:style-name="T5">fmt</text:span><text:span text:style-name="T3">.</text:span><text:span text:style-name="T8">Println</text:span><text:span text:style-name="T3">(i)</text:span><text:line-break/><text:span text:style-name="T3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)</text:span><text:line-break/><text:span text:style-name="T3"><text:tab/></text:span><text:span text:style-name="T1">go func</text:span><text:span text:style-name="T3">() {</text:span><text:line-break/><text:span text:style-name="T3"><text:tab/><text:tab/>ch &lt;- </text:span><text:span text:style-name="T9">42 </text:span><text:span text:style-name="T10">// Đưa giá trị vào ch</text:span><text:line-break/><text:span text:style-name="T10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)</text:span><text:line-break/><text:span text:style-name="T3"><text:tab/></text:span><text:span text:style-name="T4">wg</text:span><text:span text:style-name="T3">.W</text:span><text:span text:style-name="T8">ait</text:span><text:span text:style-name="T3">()</text:span><text:line-break/><text:span text:style-name="T3">}</text:span></text:p>
      <text:p text:style-name="Standard"/>
      <text:p text:style-name="Standard">Lúc này ở hàm go đầu tiên cta đợi 1 giá trị truyền vao -ch. khi hàm go thứ 2 truyền giá trị vào cho ch thì cta nhận dc và in ra giá trị từ hàm go thứ 1</text:p>
      <text:p text:style-name="Standard"/>
      <text:p text:style-name="Standard"/>
      <text:p text:style-name="Standard">Vd2: </text:p>
      <text:p text:style-name="Standard"/>
      <text:p text:style-name="Standard"><text:tab/><text:span text:style-name="T1">package </text:span><text:span text:style-name="T5">main</text:span><text:line-break/><text:line-break/><text:span text:style-name="T1">import </text:span><text:span text:style-name="T3">(</text:span><text:line-break/><text:span text:style-name="T3"><text:tab/></text:span><text:span text:style-name="T11">"fmt"</text:span><text:line-break/><text:span text:style-name="T11"><text:tab/>"sync"</text:span><text:line-break/><text:span text:style-name="T3">)</text:span><text:line-break/><text:line-break/><text:span text:style-name="T1">func </text:span><text:span text:style-name="T2">main</text:span><text:span text:style-name="T3">() {</text:span><text:line-break/><text:span text:style-name="T3"><text:tab/></text:span><text:span text:style-name="T1">var </text:span><text:span text:style-name="T4">wg </text:span><text:span text:style-name="T3">= </text:span><text:span text:style-name="T5">sync</text:span><text:span text:style-name="T3">.</text:span><text:span text:style-name="T6">WaitGroup</text:span><text:span text:style-name="T3">{}</text:span><text:line-break/><text:span text:style-name="T3"><text:tab/>ch := </text:span><text:span text:style-name="T7">make</text:span><text:span text:style-name="T3">(</text:span><text:span text:style-name="T1">chan int</text:span><text:span text:style-name="T3">)</text:span><text:line-break/><text:span text:style-name="T3"><text:tab/></text:span><text:span text:style-name="T4">wg</text:span><text:span text:style-name="T3">.</text:span><text:span text:style-name="T8">Add</text:span><text:span text:style-name="T3">(</text:span><text:span text:style-name="T9">2</text:span><text:span text:style-name="T3">)</text:span><text:line-break/><text:span text:style-name="T3"><text:tab/></text:span><text:span text:style-name="T1">go func</text:span><text:span text:style-name="T3">(ch &lt;-</text:span><text:span text:style-name="T1">chan int</text:span><text:span text:style-name="T3">) { </text:span><text:span text:style-name="T10">//sẽ là nơi nhận vào</text:span><text:line-break/><text:span text:style-name="T10"><text:tab/><text:tab/></text:span><text:span text:style-name="T3">i := &lt;- ch </text:span><text:span text:style-name="T10">// Đưa ch vào i - lấy giá trị ra từ ch</text:span><text:line-break/><text:span text:style-name="T10"><text:tab/><text:tab/></text:span><text:span text:style-name="T5">fmt</text:span><text:span text:style-name="T3">.</text:span><text:span text:style-name="T8">Println</text:span><text:span text:style-name="T3">(i)</text:span><text:line-break/><text:span text:style-name="T3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ch)</text:span><text:line-break/><text:span text:style-name="T3"><text:tab/></text:span><text:span text:style-name="T1">go func</text:span><text:span text:style-name="T3">(ch </text:span><text:span text:style-name="T1">chan </text:span><text:span text:style-name="T3">&lt;- </text:span><text:span text:style-name="T1">int</text:span><text:span text:style-name="T3">) { </text:span><text:span text:style-name="T10">// Nơi gửi đi</text:span><text:line-break/><text:span text:style-name="T10"><text:tab/><text:tab/></text:span><text:span text:style-name="T3">a := </text:span><text:span text:style-name="T9">42</text:span><text:line-break/><text:span text:style-name="T9"><text:tab/><text:tab/></text:span><text:span text:style-name="T3">ch &lt;- a </text:span><text:span text:style-name="T10">// Đưa giá trị vào ch</text:span><text:line-break/><text:span text:style-name="T10"><text:tab/><text:tab/></text:span><text:span text:style-name="T3">a = </text:span><text:span text:style-name="T9">27 </text:span><text:span text:style-name="T10">// không xúât ra 27 vì khi ta truyền giá trị a vào chanel a tạo ra 1 vùng nhớ coppy nên khi thay đổi a channel k thay đổi</text:span><text:line-break/><text:span text:style-name="T10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ch)</text:span><text:line-break/><text:span text:style-name="T3"><text:tab/></text:span><text:span text:style-name="T4">wg</text:span><text:span text:style-name="T3">.</text:span><text:span text:style-name="T8">Wait</text:span><text:span text:style-name="T3">()</text:span><text:line-break/><text:span text:style-name="T3">}</text:span><text:line-break/></text:p>
      <text:p text:style-name="Standard"/>
      <text:p text:style-name="Standard">Vd3 : <text:tab/>Khi bên gửi quá nhiều thì phải có 1 kho chứa</text:p>
      <text:p text:style-name="Standard"/>
      <text:p text:style-name="Standard"/>
      <text:p text:style-name="P1"><text:line-break/><text:span text:style-name="T1">func </text:span><text:span text:style-name="T2">main</text:span><text:span text:style-name="T3">() {</text:span><text:line-break/><text:soft-page-break/><text:span text:style-name="T3"><text:tab/></text:span><text:span text:style-name="T1">var </text:span><text:span text:style-name="T4">wg </text:span><text:span text:style-name="T3">= </text:span><text:span text:style-name="T5">sync</text:span><text:span text:style-name="T3">.</text:span><text:span text:style-name="T6">WaitGroup</text:span><text:span text:style-name="T3">{}</text:span><text:line-break/><text:span text:style-name="T3"><text:tab/>ch := </text:span><text:span text:style-name="T7">make</text:span><text:span text:style-name="T3">(</text:span><text:span text:style-name="T1">chan int</text:span><text:span text:style-name="T12">, </text:span><text:span text:style-name="T9">50</text:span><text:span text:style-name="T3">) </text:span><text:span text:style-name="T10">// phải có 50 vì nó gửi 2 số nên phải có 1 kho đủ lớn để chứa nó</text:span><text:line-break/><text:span text:style-name="T10"><text:tab/></text:span><text:span text:style-name="T4">wg</text:span><text:span text:style-name="T3">.</text:span><text:span text:style-name="T8">Add</text:span><text:span text:style-name="T3">(</text:span><text:span text:style-name="T9">2</text:span><text:span text:style-name="T3">)</text:span><text:line-break/><text:span text:style-name="T3"><text:tab/></text:span><text:span text:style-name="T1">go func</text:span><text:span text:style-name="T3">(ch &lt;-</text:span><text:span text:style-name="T1">chan int</text:span><text:span text:style-name="T3">) { </text:span><text:span text:style-name="T10">//sẽ là nơi nhận vào</text:span><text:line-break/><text:span text:style-name="T10"><text:tab/><text:tab/></text:span><text:span text:style-name="T1">for </text:span><text:span text:style-name="T3">i := </text:span><text:span text:style-name="T1">range </text:span><text:span text:style-name="T3">ch {</text:span><text:line-break/><text:span text:style-name="T3"><text:tab/><text:tab/><text:tab/></text:span><text:span text:style-name="T5">fmt</text:span><text:span text:style-name="T3">.</text:span><text:span text:style-name="T8">Println</text:span><text:span text:style-name="T3">(i)</text:span><text:line-break/><text:span text:style-name="T3"><text:tab/><text:tab/>}</text:span><text:line-break/><text:span text:style-name="T3"><text:tab/><text:tab/></text:span><text:span text:style-name="T10">// cách 2 để hiện thực hóa</text:span><text:line-break/><text:span text:style-name="T10"><text:tab/><text:tab/>// for {</text:span><text:line-break/><text:span text:style-name="T10"><text:tab/><text:tab/>//<text:tab/><text:tab/>if i, ok := &lt;- ch; {</text:span><text:line-break/><text:span text:style-name="T10"><text:tab/><text:tab/>//<text:tab/><text:tab/><text:tab/>fmt.Println(i)<text:tab/></text:span><text:line-break/><text:span text:style-name="T10"><text:tab/><text:tab/>//<text:tab/><text:tab/>} else {</text:span><text:line-break/><text:span text:style-name="T10"><text:tab/><text:tab/>//<text:tab/><text:tab/><text:tab/>break</text:span><text:line-break/><text:span text:style-name="T10"><text:tab/><text:tab/>//<text:tab/><text:tab/>} <text:tab/></text:span><text:line-break/><text:span text:style-name="T10"><text:tab/><text:tab/>//<text:tab/>}</text:span><text:line-break/><text:span text:style-name="T10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ch)</text:span><text:line-break/><text:span text:style-name="T3"><text:tab/></text:span><text:span text:style-name="T1">go func</text:span><text:span text:style-name="T3">(ch </text:span><text:span text:style-name="T1">chan </text:span><text:span text:style-name="T3">&lt;- </text:span><text:span text:style-name="T1">int</text:span><text:span text:style-name="T3">) { </text:span><text:span text:style-name="T10">// Nơi gửi đi</text:span><text:line-break/><text:span text:style-name="T10"><text:tab/><text:tab/></text:span><text:span text:style-name="T3">ch &lt;- </text:span><text:span text:style-name="T9">42 </text:span><text:span text:style-name="T10">// Đưa giá trị vào ch</text:span><text:line-break/><text:span text:style-name="T10"><text:tab/><text:tab/></text:span><text:span text:style-name="T3">ch &lt;- </text:span><text:span text:style-name="T9">27</text:span><text:line-break/><text:span text:style-name="T9"><text:tab/><text:tab/></text:span><text:span text:style-name="T1">close</text:span><text:span text:style-name="T3">(ch) </text:span><text:span text:style-name="T10">// close rồi là sẽ không gửi nữa</text:span><text:line-break/><text:span text:style-name="T10"><text:tab/><text:tab/></text:span><text:span text:style-name="T4">wg</text:span><text:span text:style-name="T3">.</text:span><text:span text:style-name="T8">Done</text:span><text:span text:style-name="T3">()</text:span><text:line-break/><text:span text:style-name="T3"><text:tab/>}(ch)</text:span><text:line-break/><text:span text:style-name="T3"><text:tab/></text:span><text:span text:style-name="T4">wg</text:span><text:span text:style-name="T3">.</text:span><text:span text:style-name="T8">Wait</text:span><text:span text:style-name="T3">()</text:span><text:line-break/><text:span text:style-name="T3">}</text:span></text:p>
      <text:p text:style-name="Standard"/>
      <text:p text:style-name="Standard"><text:line-break/>Vd4 : Nếu có 2 channel gửi vào 1 goroutine</text:p>
      <text:p text:style-name="Standard"><text:tab/><text:span text:style-name="T1">var </text:span><text:span text:style-name="T4">wg </text:span><text:span text:style-name="T3">= </text:span><text:span text:style-name="T5">sync</text:span><text:span text:style-name="T3">.</text:span><text:span text:style-name="T6">WaitGroup</text:span><text:span text:style-name="T3">{}</text:span><text:line-break/><text:span text:style-name="T3">ch := </text:span><text:span text:style-name="T7">make</text:span><text:span text:style-name="T3">(</text:span><text:span text:style-name="T1">chan int</text:span><text:span text:style-name="T12">, </text:span><text:span text:style-name="T9">50</text:span><text:span text:style-name="T3">) </text:span><text:span text:style-name="T10">// phải có 50 vì nó gửi 2 số nên phải có 1 kho đủ lớn để chứa nó</text:span><text:line-break/><text:span text:style-name="T3">ch1 := </text:span><text:span text:style-name="T7">make</text:span><text:span text:style-name="T3">(</text:span><text:span text:style-name="T1">chan int</text:span><text:span text:style-name="T12">, </text:span><text:span text:style-name="T9">50</text:span><text:span text:style-name="T3">)</text:span><text:line-break/><text:span text:style-name="T4">wg</text:span><text:span text:style-name="T3">.</text:span><text:span text:style-name="T8">Add</text:span><text:span text:style-name="T3">(</text:span><text:span text:style-name="T9">2</text:span><text:span text:style-name="T3">)</text:span><text:line-break/><text:span text:style-name="T1">go func</text:span><text:span text:style-name="T3">(ch &lt;-</text:span><text:span text:style-name="T1">chan int</text:span><text:span text:style-name="T3">) { </text:span><text:span text:style-name="T10">//sẽ là nơi nhận vào</text:span><text:line-break/><text:span text:style-name="T10"><text:tab/></text:span><text:span text:style-name="T1">for </text:span><text:span text:style-name="T3">{</text:span><text:line-break/><text:span text:style-name="T3"><text:tab/><text:tab/></text:span><text:span text:style-name="T1">select </text:span><text:span text:style-name="T3">{</text:span><text:line-break/><text:span text:style-name="T3"><text:tab/><text:tab/><text:tab/><text:tab/></text:span><text:span text:style-name="T1">case </text:span><text:span text:style-name="T3">i := &lt;-ch:</text:span><text:line-break/><text:span text:style-name="T3"><text:tab/><text:tab/><text:tab/><text:tab/><text:tab/></text:span><text:span text:style-name="T5">fmt</text:span><text:span text:style-name="T3">.</text:span><text:span text:style-name="T8">Println</text:span><text:span text:style-name="T3">(i)</text:span><text:line-break/><text:span text:style-name="T3"><text:tab/><text:tab/><text:tab/><text:tab/></text:span><text:span text:style-name="T1">case </text:span><text:span text:style-name="T3">j := &lt;-ch1:</text:span><text:line-break/><text:span text:style-name="T3"><text:tab/><text:tab/><text:tab/><text:tab/><text:tab/></text:span><text:span text:style-name="T5">fmt</text:span><text:span text:style-name="T3">.</text:span><text:span text:style-name="T8">Println</text:span><text:span text:style-name="T3">(j)</text:span><text:line-break/><text:span text:style-name="T3"><text:tab/><text:tab/><text:tab/><text:tab/></text:span><text:span text:style-name="T1">default</text:span><text:span text:style-name="T3">:</text:span><text:line-break/><text:span text:style-name="T3"><text:tab/><text:tab/><text:tab/><text:tab/><text:tab/></text:span><text:span text:style-name="T1">break</text:span><text:line-break/><text:span text:style-name="T1"><text:tab/><text:tab/></text:span><text:span text:style-name="T3">}</text:span><text:line-break/><text:span text:style-name="T3"><text:tab/>}</text:span><text:line-break/><text:line-break/><text:span text:style-name="T3"><text:tab/></text:span><text:span text:style-name="T4">wg</text:span><text:span text:style-name="T3">.</text:span><text:span text:style-name="T8">Done</text:span><text:span text:style-name="T3">()</text:span><text:line-break/><text:span text:style-name="T3">}(ch)</text:span><text:line-break/><text:span text:style-name="T1">go func</text:span><text:span text:style-name="T3">(ch </text:span><text:span text:style-name="T1">chan </text:span><text:span text:style-name="T3">&lt;- </text:span><text:span text:style-name="T1">int</text:span><text:span text:style-name="T3">) { </text:span><text:span text:style-name="T10">// Nơi gửi đi</text:span><text:line-break/><text:span text:style-name="T10"><text:tab/></text:span><text:span text:style-name="T3">ch &lt;- </text:span><text:span text:style-name="T9">42 </text:span><text:span text:style-name="T10">// Đưa giá trị vào ch</text:span><text:line-break/><text:span text:style-name="T10"><text:tab/></text:span><text:span text:style-name="T3">ch &lt;- </text:span><text:span text:style-name="T9">27</text:span><text:line-break/><text:span text:style-name="T9"><text:tab/></text:span><text:span text:style-name="T1">close</text:span><text:span text:style-name="T3">(ch) </text:span><text:span text:style-name="T10">// close rồi là sẽ không gửi nữa</text:span><text:line-break/><text:span text:style-name="T10"><text:tab/></text:span><text:span text:style-name="T4">wg</text:span><text:span text:style-name="T3">.</text:span><text:span text:style-name="T8">Done</text:span><text:span text:style-name="T3">()</text:span><text:line-break/><text:span text:style-name="T3">}(ch)</text:span><text:line-break/><text:span text:style-name="T4">wg</text:span><text:span text:style-name="T3">.</text:span><text:span text:style-name="T8">Wait</text:span><text:span text:style-name="T3">(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7:26:39.387417273</meta:creation-date>
    <dc:date>2021-09-05T23:41:14.575547397</dc:date>
    <meta:editing-duration>PT7M2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451" meta:character-count="2118" meta:non-whitespace-character-count="1535"/>
  </office:meta>
</office:document-meta>
</file>